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rchitecture</text:p>
          </table:table-cell>
          <table:table-cell table:style-name="ce1" office:value-type="string" calcext:value-type="string">
            <text:p>Source code available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ccbi.cmu.edu/4CAPS/4caps-v1-3.2.6.lsp</text:p>
          </table:table-cell>
          <table:table-cell/>
        </table:table-row>
        <table:table-row table:style-name="ro1">
          <table:table-cell office:value-type="string" calcext:value-type="string">
            <text:p>4D-RC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usnistgov/rcslib</text:p>
          </table:table-cell>
          <table:table-cell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act-r.psy.cmu.edu/software/</text:p>
          </table:table-cell>
          <table:table-cell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-ksl.stanford.edu/projects/BB1/bb1.html</text:p>
          </table:table-cell>
          <table:table-cell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apex-autonomy.sourceforge.net/,</text:p>
          </table:table-cell>
          <table:table-cell office:value-type="string" calcext:value-type="string">
            <text:p>https://sourceforge.net/projects/apex-autonomy/files/</text:p>
          </table:table-cell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ARS/SiM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techlab.bu.edu/resources/software/</text:p>
          </table:table-cell>
          <table:table-cell/>
        </table:table-row>
        <table:table-row table:style-name="ro1">
          <table:table-cell office:value-type="string" calcext:value-type="string">
            <text:p>ASM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airobots/asmo_python,</text:p>
          </table:table-cell>
          <table:table-cell office:value-type="string" calcext:value-type="string">
            <text:p>https://github.com/airobots/asmo_ros</text:p>
          </table:table-cell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brohrer/becca</text:p>
          </table:table-cell>
          <table:table-cell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asimi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raul-arrabales/OpenCranium,</text:p>
          </table:table-cell>
          <table:table-cell office:value-type="string" calcext:value-type="string">
            <text:p>https://github.com/raul-arrabales/crubots</text:p>
          </table:table-cell>
        </table:table-row>
        <table:table-row table:style-name="ro1">
          <table:table-cell office:value-type="string" calcext:value-type="string">
            <text:p>CHARISM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petercrlane/chrest</text:p>
          </table:table-cell>
          <table:table-cell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sites.google.com/site/clarioncognitivearchitecture/downloads</text:p>
          </table:table-cell>
          <table:table-cell/>
        </table:table-row>
        <table:table-row table:style-name="ro1">
          <table:table-cell office:value-type="string" calcext:value-type="string">
            <text:p>COG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opencog</text:p>
          </table:table-cell>
          <table:table-cell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aosgrp.com/products/cojack/download_cojack.html</text:p>
          </table:table-cell>
          <table:table-cell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opycat/Metaca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science.slc.edu/~jmarshall/metacat/Metacat-1.1.zip,</text:p>
          </table:table-cell>
          <table:table-cell office:value-type="string" calcext:value-type="string">
            <text:p>http://web.cecs.pdx.edu/~mm/how-to-get-copycat.html</text:p>
          </table:table-cell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cognitivesystems.org/software.asp</text:p>
          </table:table-cell>
          <table:table-cell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Darwinian Neurodynamic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osf.io/7xfh2/</text:p>
          </table:table-cell>
          <table:table-cell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ade.sourceforge.net/</text:p>
          </table:table-cell>
          <table:table-cell/>
        </table:table-row>
        <table:table-row table:style-name="ro1">
          <table:table-cell office:value-type="string" calcext:value-type="string">
            <text:p>DiPR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GMU-BIC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numenta.org/</text:p>
          </table:table-cell>
          <table:table-cell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ghballiet/acs-journal/tree/master/app/webroot/courses/langley/aicogsys11/icarus</text:p>
          </table:table-cell>
          <table:table-cell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iki.icub.org/wiki/ICub_Software_Installation</text:p>
          </table:table-cell>
          <table:table-cell/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rey.colorado.edu/emergent/index.php/Leabra,</text:p>
          </table:table-cell>
          <table:table-cell office:value-type="string" calcext:value-type="string">
            <text:p>https://grey.colorado.edu/emergent/index.php/Main_Page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ccrg.cs.memphis.edu/framework.html</text:p>
          </table:table-cell>
          <table:table-cell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MAM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MicroPs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joschabach/micropsi2</text:p>
          </table:table-cell>
          <table:table-cell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mclumd/MIDCA</text:p>
          </table:table-cell>
          <table:table-cell/>
        </table:table-row>
        <table:table-row table:style-name="ro1">
          <table:table-cell office:value-type="string" calcext:value-type="string">
            <text:p>MLECO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MusiCo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sfu.ca/~jbmaxwel/MusiCog/downloads.html</text:p>
          </table:table-cell>
          <table:table-cell/>
        </table:table-row>
        <table:table-row table:style-name="ro1">
          <table:table-cell office:value-type="string" calcext:value-type="string">
            <text:p>NA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opennars/opennars/wiki</text:p>
          </table:table-cell>
          <table:table-cell/>
        </table:table-row>
        <table:table-row table:style-name="ro1">
          <table:table-cell office:value-type="string" calcext:value-type="string">
            <text:p>NEUCOG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research-team/NEUCOGAR</text:p>
          </table:table-cell>
          <table:table-cell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johnpollock.us/ftp/OSCAR-web-page/oscar.html</text:p>
          </table:table-cell>
          <table:table-cell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pogamut.cuni.cz/main/tiki-index.php?page=Download</text:p>
          </table:table-cell>
          <table:table-cell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://www.cs.cmu.edu/afs/cs.cmu.edu/project/prodigy/Web/Distribution/distrib.html</text:p>
          </table:table-cell>
          <table:table-cell/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ecommend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SoarGroup</text:p>
          </table:table-cell>
          <table:table-cell/>
        </table:table-row>
        <table:table-row table:style-name="ro1">
          <table:table-cell office:value-type="string" calcext:value-type="string">
            <text:p>SPA (Spaun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://www.nengo.ca/download</text:p>
          </table:table-cell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Te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Ymi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Xapag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Xapagy/Xapag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21:32:05.520583472</meta:creation-date>
    <dc:date>2018-09-08T21:34:11.478109375</dc:date>
    <meta:editing-duration>PT2M6S</meta:editing-duration>
    <meta:editing-cycles>1</meta:editing-cycles>
    <meta:document-statistic meta:table-count="1" meta:cell-count="266" meta:object-count="0"/>
    <meta:generator>LibreOffice/5.1.6.2$Linux_X86_64 LibreOffice_project/10m0$Build-2</meta:generator>
  </office:meta>
</office:document-meta>
</file>